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 office:value-type="string">
            <text:p>The rumors were true...</text:p>
          </table:table-cell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 office:value-type="string">
            <text:p>The phantom ship really does exist...</text:p>
          </table:table-cell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“Spirit Nymphs”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the heck you even find 'em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“Ya wanna set sail? Sorry guys, there's still
some time 'til the next one.”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“Ah, tough luck, you lot.”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“We just got emergency instructions from the
higher-ups not to set sail.”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“You must'a heard the recent rumours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“About the bandit gang that've been getting
more and more powerful.”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“The military are setting up plans to raid 'em,
but it starts with a total lockdown of
transportation.”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“They wanna blockade their passenger and
cargo ships, and round up every one of 'em.”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“Exactly.”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“Oh, St. Yuria's? It's built right next to the
castle town.”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“That's right, you'd hafta take the road north
and go over Mt. Mahai to reach the castle
town.”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“The town doesn't even have a port to begin
with, so you'd hafta walk there either way.”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“No worries. It's set up with rail cars so even
women and children can get through, easy.”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“Long as you have the fare, you can reach
the other side in a flash.”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“You got it.”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“The ships are stopped as part of the plans
to take out the bandits. Sorry 'bout that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“Sounds like the bandit gang's been destroyed,
but we still ain't got permission to set sail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“The head of the gang's on the run, I guess?
That must be the reason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Hey there, ya fancy settin' sail?”</text:p>
          </table:table-cell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ee—!</text:p>
          </table:table-cell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the group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 office:value-type="string">
            <text:p>Did you receive orders from the castle?</text:p>
          </table:table-cell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 office:value-type="string">
            <text:p>Sailor
“Yup, I've heard'a ya, all right!”</text:p>
          </table:table-cell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 office:value-type="string">
            <text:p>Sailor
“If I'm not mistaken, ya wanna take a ferry
to the Northlands, right?”</text:p>
          </table:table-cell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please.</text:p>
          </table:table-cell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 office:value-type="string">
            <text:p>Sailor
“Comin' right up!”</text:p>
          </table:table-cell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 office:value-type="string">
            <text:p>Sailor
“Phew, I'm glad you guys ain't goin east...”</text:p>
          </table:table-cell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 with that route?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 office:value-type="string">
            <text:p>Sailor
“Nah, nah. It's just some dumb rumor, don't
pay it any mind!”</text:p>
          </table:table-cell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 office:value-type="string">
            <text:p>Sailor
“Look, the ferry's here! Prepare to board!”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Wanna board a ferry?”</text:p>
          </table:table-cell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 office:value-type="string">
            <text:p>Sailor
“At the moment, we have ferries goin' east
and north.”</text:p>
          </table:table-cell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the eastbound ferry.</text:p>
          </table:table-cell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 office:value-type="string">
            <text:p>Sailor
“Huh?”</text:p>
          </table:table-cell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 office:value-type="string">
            <text:p>Sailor
“Y... You're seriously gonna take that one...?”</text:p>
          </table:table-cell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? Why do you ask?</text:p>
          </table:table-cell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 office:value-type="string">
            <text:p>Sailor
“No, no reason...”</text:p>
          </table:table-cell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 office:value-type="string">
            <text:p>Sailor
“Different strokes for different folks...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 office:value-type="string">
            <text:p>Sailor
“Hey, folks. We're sailin' east. Ya comin'?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 office:value-type="string">
            <text:p>Sailor
“No problemo—! Chop, chop! We're about to set
sail!”</text:p>
          </table:table-cell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 office:value-type="string">
            <text:p>Sailor “Which ship ya wanna board?”</text:p>
          </table:table-cell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—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—, what's a “love triangle”—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— DUMB— BAS— TARD— OC— EAN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our teachers and classmates as
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guess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/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/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 key to bring up the party
conversation screen, then press the 【→】 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 【→】 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 office:value-type="string">
            <text:p>Off to the Seraphia Institute? Wanna warp
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